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Text_20_body">
      <style:paragraph-properties fo:margin-top="0cm" fo:margin-bottom="0.282cm" loext:contextual-spacing="false" fo:line-height="150%"/>
      <style:text-properties fo:font-size="13pt" fo:language="ru" fo:country="RU" style:font-size-asian="13pt"/>
    </style:style>
    <style:style style:name="P6" style:family="paragraph" style:parent-style-name="Text_20_body">
      <style:paragraph-properties fo:margin-top="0cm" fo:margin-bottom="0.282cm" loext:contextual-spacing="false" fo:line-height="150%"/>
      <style:text-properties fo:font-size="13.5pt" fo:language="ru" fo:country="RU" style:font-size-asian="13.5pt"/>
    </style:style>
    <style:style style:name="P7" style:family="paragraph" style:parent-style-name="Standard">
      <style:paragraph-properties fo:margin-left="0.288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12pt" fo:language="ru" fo:country="RU" style:font-size-asian="12pt"/>
    </style:style>
    <style:style style:name="P8" style:family="paragraph" style:parent-style-name="Standard">
      <style:paragraph-properties fo:margin-left="0.27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22pt" fo:language="ru" fo:country="RU" fo:font-weight="bold" style:font-size-asian="22pt" style:font-weight-asian="bold"/>
    </style:style>
    <style:style style:name="P9" style:family="paragraph" style:parent-style-name="Standard">
      <style:paragraph-properties fo:margin-left="0.272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15pt" fo:language="ru" fo:country="RU" style:font-size-asian="15pt"/>
    </style:style>
    <style:style style:name="P10" style:family="paragraph" style:parent-style-name="Standard">
      <style:paragraph-properties fo:margin-left="10.753cm" fo:margin-right="0cm" fo:margin-top="0cm" fo:margin-bottom="0.282cm" loext:contextual-spacing="false" fo:line-height="150%" fo:text-indent="0cm" style:auto-text-indent="false">
        <style:tab-stops>
          <style:tab-stop style:position="10.252cm"/>
        </style:tab-stops>
      </style:paragraph-properties>
      <style:text-properties fo:font-size="12pt" fo:language="ru" fo:country="RU" style:font-size-asian="12pt"/>
    </style:style>
    <style:style style:name="P11" style:family="paragraph" style:parent-style-name="Standard">
      <style:paragraph-properties fo:margin-left="10.753cm" fo:margin-right="0.206cm" fo:margin-top="0cm" fo:margin-bottom="0.282cm" loext:contextual-spacing="false" fo:line-height="150%" fo:text-indent="0cm" style:auto-text-indent="false"/>
      <style:text-properties fo:font-size="12pt" fo:language="ru" fo:country="RU" style:font-size-asian="12pt"/>
    </style:style>
    <style:style style:name="P12" style:family="paragraph" style:parent-style-name="Standard">
      <style:paragraph-properties fo:margin-left="10.753cm" fo:margin-right="1.766cm" fo:margin-top="0cm" fo:margin-bottom="0.282cm" loext:contextual-spacing="false" fo:line-height="150%" fo:text-indent="0cm" style:auto-text-indent="false"/>
      <style:text-properties fo:font-size="12pt" fo:language="ru" fo:country="RU" style:font-size-asian="12pt"/>
    </style:style>
    <style:style style:name="P13" style:family="paragraph" style:parent-style-name="Standard">
      <style:paragraph-properties fo:margin-left="0.277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12pt" fo:language="ru" fo:country="RU" style:font-size-asian="12pt"/>
    </style:style>
    <style:style style:name="P14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5" style:family="paragraph" style:parent-style-name="Standard" style:master-page-name="First_20_Page">
      <style:paragraph-properties fo:margin-left="1.046cm" fo:margin-right="1.041cm" fo:margin-top="0cm" fo:margin-bottom="0.282cm" loext:contextual-spacing="false" fo:line-height="150%" fo:text-align="center" style:justify-single-word="false" fo:text-indent="-0.005cm" style:auto-text-indent="false" style:page-number="auto"/>
      <style:text-properties fo:font-size="12pt" fo:language="ru" fo:country="RU" style:font-size-asian="12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paragraph-rsid="0021ec34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officeooo:paragraph-rsid="0022a269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22a269" officeooo:paragraph-rsid="00243a01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27b664" officeooo:paragraph-rsid="0027b664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officeooo:rsid="0027b664" officeooo:paragraph-rsid="0027b664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fo:font-weight="bold" officeooo:rsid="00279e19" officeooo:paragraph-rsid="00279e1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ru" fo:country="RU" fo:font-weight="bold" officeooo:rsid="0027b664" officeooo:paragraph-rsid="0027b66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ru" fo:country="RU" fo:font-weight="normal" officeooo:rsid="0027b664" officeooo:paragraph-rsid="0027b66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language="ru" fo:country="RU" officeooo:rsid="00243a01" officeooo:paragraph-rsid="00243a01" style:font-size-asian="14pt" style:font-size-complex="14pt"/>
    </style:style>
    <style:style style:name="P27" style:family="paragraph" style:parent-style-name="Text_20_body" style:list-style-name="L1">
      <style:paragraph-properties fo:line-height="150%" fo:text-align="justify" style:justify-single-word="false"/>
    </style:style>
    <style:style style:name="P28" style:family="paragraph" style:parent-style-name="Text_20_body" style:list-style-name="L1">
      <style:paragraph-properties fo:margin-top="0cm" fo:margin-bottom="0.499cm" loext:contextual-spacing="false" fo:line-height="150%" fo:text-align="justify" style:justify-single-word="false"/>
      <style:text-properties officeooo:paragraph-rsid="0025e6d5"/>
    </style:style>
    <style:style style:name="P29" style:family="paragraph" style:parent-style-name="Text_20_body">
      <style:paragraph-properties fo:margin-top="0cm" fo:margin-bottom="0.499cm" loext:contextual-spacing="false" fo:line-height="150%" fo:text-align="justify" style:justify-single-word="false"/>
      <style:text-properties officeooo:paragraph-rsid="0025e6d5"/>
    </style:style>
    <style:style style:name="P3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List_20_Paragraph" style:list-style-name="WWNum13">
      <style:paragraph-properties fo:line-height="150%" fo:text-align="justify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32" style:family="paragraph" style:parent-style-name="List_20_Paragraph" style:list-style-name="WWNum13">
      <style:paragraph-properties fo:line-height="150%" fo:text-align="justify" style:justify-single-word="false"/>
      <style:text-properties fo:font-size="14pt" fo:language="ru" fo:country="RU" fo:font-weight="bold" officeooo:paragraph-rsid="0022a269" style:font-size-asian="14pt" style:font-weight-asian="bold" style:font-size-complex="14pt"/>
    </style:style>
    <style:style style:name="P33" style:family="paragraph" style:parent-style-name="List_20_Paragraph" style:list-style-name="WWNum13">
      <style:paragraph-properties fo:line-height="150%" fo:text-align="justify" style:justify-single-word="false"/>
      <style:text-properties fo:font-size="14pt" fo:language="ru" fo:country="RU" fo:font-weight="bold" officeooo:rsid="0022a269" officeooo:paragraph-rsid="0022a269" style:font-size-asian="14pt" style:font-weight-asian="bold" style:font-size-complex="14pt"/>
    </style:style>
    <style:style style:name="P34" style:family="paragraph" style:parent-style-name="List_20_Paragraph">
      <style:paragraph-properties fo:line-height="150%" fo:text-align="justify" style:justify-single-word="false"/>
      <style:text-properties fo:font-size="14pt" fo:language="ru" fo:country="RU" fo:font-weight="normal" officeooo:rsid="00277232" officeooo:paragraph-rsid="00277232" style:font-size-asian="14pt" style:font-weight-asian="normal" style:font-size-complex="14pt" style:font-weight-complex="normal"/>
    </style:style>
    <style:style style:name="P35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3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22a269"/>
    </style:style>
    <style:style style:name="P3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fo:font-weight="bold" officeooo:rsid="0022a269" officeooo:paragraph-rsid="0022a269" style:font-size-asian="14pt" style:font-weight-asian="bold" style:font-size-complex="14pt"/>
    </style:style>
    <style:style style:name="P3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39" style:family="paragraph" style:parent-style-name="List_20_Paragraph" style:list-style-name="WWNum20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officeooo:rsid="00277232" officeooo:paragraph-rsid="00277232" style:font-size-asian="14pt" style:font-size-complex="14pt"/>
    </style:style>
    <style:style style:name="P4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fee36"/>
    </style:style>
    <style:style style:name="T4" style:family="text">
      <style:text-properties officeooo:rsid="0021ec34"/>
    </style:style>
    <style:style style:name="T5" style:family="text">
      <style:text-properties officeooo:rsid="0022a269"/>
    </style:style>
    <style:style style:name="T6" style:family="text">
      <style:text-properties officeooo:rsid="00243a01"/>
    </style:style>
    <style:style style:name="T7" style:family="text">
      <style:text-properties officeooo:rsid="0025e6d5"/>
    </style:style>
    <style:style style:name="T8" style:family="text">
      <style:text-properties officeooo:rsid="00277232"/>
    </style:style>
    <style:style style:name="T9" style:family="text">
      <style:text-properties fo:font-weight="normal" officeooo:rsid="00277232" style:font-weight-asian="normal" style:font-weight-complex="normal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<text:p text:style-name="P7">«УЛЬЯНОВСКИЙ ГОСУДАРСТВЕННЫЙ ТЕХНИЧЕСКИЙ УНИВЕРСИТЕТ»</text:p>
      <text:p text:style-name="P5"/>
      <text:p text:style-name="P5"/>
      <text:p text:style-name="P5"/>
      <text:p text:style-name="P5"/>
      <text:p text:style-name="P5"/>
      <text:p text:style-name="P8">Лабораторная работа №<text:span text:style-name="T4">2</text:span></text:p>
      <text:p text:style-name="P9">по дисциплине: «Безопасность жизнедеятельности».</text:p>
      <text:p text:style-name="P6"/>
      <text:p text:style-name="P6"/>
      <text:p text:style-name="P6"/>
      <text:p text:style-name="P10">Выполнил:</text:p>
      <text:p text:style-name="P11">студент 4 курса, гр. ИВТАПбд-41 </text:p>
      <text:p text:style-name="P11"><text:span text:style-name="T3">Вершинин</text:span> <text:span text:style-name="T3">Дмитрий Вячеславович</text:span>. </text:p>
      <text:p text:style-name="P11">Проверила:</text:p>
      <text:p text:style-name="P12">Преподаватель кафедры химия, технологии композиционных материалов и промышленная экология </text:p>
      <text:p text:style-name="P12">Гусарова Вера Сергеевна.</text:p>
      <text:p text:style-name="P5"/>
      <text:p text:style-name="P5"/>
      <text:p text:style-name="P13">г. Ульяновск, 2020</text:p>
      <text:p text:style-name="P2"><text:soft-page-break/>Цель: </text:p>
      <text:p text:style-name="P17"><text:span text:style-name="T4">Изучить принципы нормирования естественной освещенности помещений, освоить методику определения параметров естественного освещения.</text:span></text:p>
      <text:p text:style-name="P14">Контрольные вопросы </text:p>
      <text:list xml:id="list3134694870" text:style-name="WWNum13">
        <text:list-item>
          <text:p text:style-name="P31">Что <text:span text:style-name="T4">такое световой поток и в каких единицах он измеряется</text:span>?</text:p>
        </text:list-item>
      </text:list>
      <text:p text:style-name="P4"><text:span text:style-name="T6">Ф</text:span>изическая величина, характеризующая количество «световой» мощности в соответствующем потоке излучения, <text:span text:style-name="T6">измеряется в люменах.</text:span></text:p>
      <text:list xml:id="list80905710720983" text:continue-numbering="true" text:style-name="WWNum13">
        <text:list-item>
          <text:p text:style-name="P31">Что такое <text:span text:style-name="T4">освещенность и в каких единицах она измеряется</text:span>?</text:p>
        </text:list-item>
      </text:list>
      <text:p text:style-name="P4"><text:s/><text:span text:style-name="T6">С</text:span>ветовая величина, равная отношению светового потока, падающего на малый участок поверхности, к его площади. <text:span text:style-name="T6">Измеряется в люксах.</text:span></text:p>
      <text:list xml:id="list80907223590450" text:continue-numbering="true" text:style-name="WWNum13">
        <text:list-item>
          <text:p text:style-name="P31">Что такое <text:span text:style-name="T4">объект различения</text:span>?</text:p>
        </text:list-item>
      </text:list>
      <text:p text:style-name="P3"><text:span text:style-name="T7">Р</text:span>ассматриваемый предмет, отдельная его часть или дефект, которые требуется различать в процессе работы <text:span text:style-name="T7">и о</text:span>т размера <text:span text:style-name="T7">которого</text:span> зависит разряд зрительных работ.</text:p>
      <text:list xml:id="list80906939814293" text:continue-numbering="true" text:style-name="WWNum13">
        <text:list-item>
          <text:p text:style-name="P31"><text:span text:style-name="T4">Назовите виды и системы освещения</text:span>?</text:p>
        </text:list-item>
      </text:list>
      <text:p text:style-name="P30"><text:span text:style-name="T1">В помещениях используются следующие виды естественного освещения:</text:span></text:p>
      <text:list xml:id="list1910897492" text:style-name="L1">
        <text:list-item>
          <text:p text:style-name="P27"><text:span text:style-name="Strong_20_Emphasis"><text:span text:style-name="T2">боковое -</text:span></text:span><text:span text:style-name="T2"> через светопроемы (окна) в наружных стенах; </text:span></text:p>
        </text:list-item>
        <text:list-item>
          <text:p text:style-name="P27"><text:span text:style-name="Strong_20_Emphasis"><text:span text:style-name="T2">верхнее -</text:span></text:span><text:span text:style-name="T2"> через световые фонари в перекрытиях; </text:span></text:p>
        </text:list-item>
        <text:list-item>
          <text:p text:style-name="P28"><text:span text:style-name="Strong_20_Emphasis"><text:span text:style-name="T2">комбинированное -</text:span></text:span><text:span text:style-name="T2"> через световые фонари и окна. </text:span></text:p>
        </text:list-item>
      </text:list>
      <text:p text:style-name="P29"><text:span text:style-name="T2"><text:tab/>Система искусственного освещения подразделяется на системы общего, местного и комбинированного освещения.</text:span></text:p>
      <text:list xml:id="list80906058633921" text:continue-list="list80906939814293" text:style-name="WWNum13">
        <text:list-item>
          <text:p text:style-name="P31"><text:span text:style-name="T4">Как определить контраст объекта с фоном</text:span>? <text:span text:style-name="T4">Какой контраст считается большим, средним малым? Как это учитывается в нормах естественной освещенности?</text:span></text:p>
        </text:list-item>
      </text:list>
      <text:p text:style-name="P40"><text:span text:style-name="T7"><text:tab/>К</text:span>онтраст объекта различения с фоном определяется отношением абсолютной величины разности между яркостью объекта и фона к яркости фона. Контраст объекта различения с фоном считается: большим - при значении К более 0,5 (объект и фон резко отличаются по яркости); средним - при значениях К от 0,2 до 0,5 (объект и фон заметно отличаются по яркости); малым - при значениях К менее 0,2 <text:soft-page-break/>(объект и фон мало отличаются по яркости).</text:p>
      <text:p text:style-name="P25"><text:span text:style-name="T1"/></text:p>
      <text:list xml:id="list80906574472359" text:continue-numbering="true" text:style-name="WWNum13">
        <text:list-item>
          <text:p text:style-name="P31"><text:span text:style-name="T5">Что означает разряд и подразряд зрительной работы в нормах освещения</text:span>?</text:p>
        </text:list-item>
      </text:list>
      <text:p text:style-name="P38"><text:bookmark text:name="_GoBack"/><text:span text:style-name="T8"><text:tab/>Р</text:span>азряд зрительной работы - <text:span text:style-name="T8">это</text:span> наименьшая величина объекта, который необходимо различать зрением в ходе выполнения работы. <text:span text:style-name="T8">П</text:span>одразряд зрительной работы определяется сочетанием контраста объекта различения с фоном и светлоты фона.</text:p>
      <text:list xml:id="list80906953284878" text:continue-numbering="true" text:style-name="WWNum13">
        <text:list-item>
          <text:p text:style-name="P31"><text:span text:style-name="T5">Что означают разряды III, VI, VIII</text:span>?</text:p>
        </text:list-item>
      </text:list>
      <text:list xml:id="list789406686" text:style-name="WWNum20">
        <text:list-header>
          <text:p text:style-name="P39">Разряд III — зрительная работа высокой точности. Разряд VI — зрительная работа очень малой точности. Разряд VIII — общее наблюдение за ходом производственного процесса.</text:p>
        </text:list-header>
      </text:list>
      <text:list xml:id="list80906594058289" text:continue-list="list80906953284878" text:style-name="WWNum13">
        <text:list-item>
          <text:p text:style-name="P32"><text:span text:style-name="T5">Что такое КЕО</text:span>?</text:p>
        </text:list-item>
      </text:list>
      <text:p text:style-name="P34">Коэффициент естественной освещенности.</text:p>
      <text:list xml:id="list80906913985094" text:continue-numbering="true" text:style-name="WWNum13">
        <text:list-item>
          <text:p text:style-name="P33"><text:s/>Что такое совмещенное освещение и в чем его преимущество?</text:p>
        </text:list-item>
      </text:list>
      <text:p text:style-name="P37"><text:tab/><text:span text:style-name="T9">Совмещенное освещение — это освещение, при котором недостаточное по нормам естественное освещение дополняется искусственным. </text:span></text:p>
      <text:list xml:id="list80905884914745" text:continue-numbering="true" text:style-name="WWNum13">
        <text:list-item>
          <text:p text:style-name="P33"><text:s/>В каких случаях норму КЕО разрешается повышать?</text:p>
        </text:list-item>
      </text:list>
      <text:p text:style-name="P36"><text:span text:style-name="T2"><text:tab/></text:span><text:span text:style-name="T1">В помещениях, специально предназначенных для работы или производственною обучения подростков, нормированное значение КЕО повышается на один разряд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oft-page-break/>Исследование естественной освещенности учебного заведения</text:p>
      <text:p text:style-name="P24">Дата измерения 03.02.2020</text:p>
      <text:p text:style-name="P24">Аудитория 103/6 1 парта 2 вариант</text:p>
      <text:p text:style-name="P24">Время измерения 13:30</text:p>
      <text:p text:style-name="P24">Средства измерения Люксометр ю-117</text:p>
      <text:p text:style-name="P23"/>
      <text:p text:style-name="P18"><draw:frame draw:style-name="fr1" draw:name="Объект1" text:anchor-type="paragraph" svg:width="14.967cm" svg:height="4.563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Таблица 1 — Результаты измерения естественной освещенности</text:span></text:p>
      <text:p text:style-name="P26"><draw:frame draw:style-name="fr2" draw:name="Объект2" text:anchor-type="paragraph" svg:x="2.365cm" svg:y="0.487cm" svg:width="13.003cm" svg:height="5.978cm" draw:z-index="1"><draw:object xlink:href="./Object 2" xlink:type="simple" xlink:show="embed" xlink:actuate="onLoad"/><draw:image xlink:href="./ObjectReplacements/Object 2" xlink:type="simple" xlink:show="embed" xlink:actuate="onLoad"/></draw:frame>График изменения освещенности</text:p>
      <text:p text:style-name="P19"/>
      <text:p text:style-name="P20">На первой парте, 2 варианта можно выполнять работы малой точности, так как КЕО равный 4.57% выше нормативного КЕО равного 1 %. Также работы малой точности в аудитории 103 можно проводить на первых двух партах каждого ряда, так как КЕО в данных точках также выше одного процента.</text:p>
      <text:p text:style-name="P20">Вычислим неравномерность освещенности, разделив максимальное значение освещенности на минимальное. </text:p>
      <text:p text:style-name="P21">170 / 22 = 7,72 </text:p>
      <text:p text:style-name="P20"><text:soft-page-break/>Норма неравномерности освещения для лабораторий высших учебнвх заведений не должна превышать значения 3. Следовательно можно сделать вывод о том, что аудиторию 103 нельзя использовать в качестве лаборатории только при естественном освещении.</text:p>
      <text:p text:style-name="P19">Вывод: </text:p>
      <text:p text:style-name="P20">В ходе выполнения данной лабораторной работы я научился пользоваться люксометром для измерения освещенности помещения. Научился вычислять параметры естественного освещ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Times New Roman'" style:font-style-name="Обычный" style:font-pitch="variable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1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анислав Гаврилов</meta:initial-creator>
    <meta:editing-cycles>19</meta:editing-cycles>
    <meta:print-date>2019-03-18T15:28:00</meta:print-date>
    <meta:creation-date>2019-12-13T19:09:00</meta:creation-date>
    <dc:date>2020-02-10T08:09:05.017576914</dc:date>
    <meta:editing-duration>PT3H34M39S</meta:editing-duration>
    <meta:generator>LibreOffice/6.0.7.3$Linux_X86_64 LibreOffice_project/00m0$Build-3</meta:generator>
    <meta:document-statistic meta:table-count="0" meta:image-count="0" meta:object-count="2" meta:page-count="5" meta:paragraph-count="52" meta:word-count="545" meta:character-count="4146" meta:non-whitespace-character-count="3642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59mm"/>
    </style:style>
    <style:style style:name="co3" style:family="table-column">
      <style:table-column-properties fo:break-before="auto" style:column-width="37.89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9.17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2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12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точки измерений </text:p>
          </table:table-cell>
          <table:table-cell office:value-type="string" calcext:value-type="string">
            <text:p>Расстояние от оконных проемов до точки измерения, м</text:p>
          </table:table-cell>
          <table:table-cell office:value-type="string" calcext:value-type="string" table:number-columns-spanned="2" table:number-rows-spanned="1">
            <text:p>Освещенность (Е внутреннее), Лк</text:p>
          </table:table-cell>
          <table:covered-table-cell/>
          <table:table-cell table:style-name="ce9" office:value-type="string" calcext:value-type="string" table:number-columns-spanned="2" table:number-rows-spanned="1">
            <text:p>КЕО, %</text:p>
          </table:table-cell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1.1, 1.2</text:p>
          </table:table-cell>
          <table:table-cell office:value-type="float" office:value="1.5" calcext:value-type="float">
            <text:p>1,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formula="of:=([.E3]/3500)*100" office:value-type="float" office:value="4.28571428571429" calcext:value-type="float">
            <text:p>4,29</text:p>
          </table:table-cell>
          <table:table-cell table:formula="of:=([.F3]/3500)*100" office:value-type="float" office:value="4.57142857142857" calcext:value-type="float">
            <text:p>4,5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.1, 2.2</text:p>
          </table:table-cell>
          <table:table-cell office:value-type="float" office:value="2.7" calcext:value-type="float">
            <text:p>2,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([.E4]/3500)*100" office:value-type="float" office:value="2.28571428571429" calcext:value-type="float">
            <text:p>2,29</text:p>
          </table:table-cell>
          <table:table-cell table:formula="of:=([.F4]/3500)*100" office:value-type="float" office:value="2.57142857142857" calcext:value-type="float">
            <text:p>2,5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.1, 3.2</text:p>
          </table:table-cell>
          <table:table-cell office:value-type="float" office:value="3.9" calcext:value-type="float">
            <text:p>3,9</text:p>
          </table:table-cell>
          <table:table-cell office:value-type="float" office:value="24" calcext:value-type="float">
            <text:p>24</text:p>
          </table:table-cell>
          <table:table-cell office:value-type="float" office:value="22.5" calcext:value-type="float">
            <text:p>22,5</text:p>
          </table:table-cell>
          <table:table-cell table:formula="of:=([.E5]/3500)*100" office:value-type="float" office:value="0.685714285714286" calcext:value-type="float">
            <text:p>0,69</text:p>
          </table:table-cell>
          <table:table-cell table:formula="of:=([.F5]/3500)*100" office:value-type="float" office:value="0.642857142857143" calcext:value-type="float">
            <text:p>0,6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.1, 4.2</text:p>
          </table:table-cell>
          <table:table-cell office:value-type="float" office:value="5.1" calcext:value-type="float">
            <text:p>5,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([.E6]/3500)*100" office:value-type="float" office:value="0.628571428571429" calcext:value-type="float">
            <text:p>0,63</text:p>
          </table:table-cell>
          <table:table-cell table:formula="of:=([.F6]/3500)*100" office:value-type="float" office:value="0.657142857142857" calcext:value-type="float">
            <text:p>0,66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5.1, 5.2</text:p>
          </table:table-cell>
          <table:table-cell office:value-type="float" office:value="1.2" calcext:value-type="float">
            <text:p>1,2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([.E7]/3500)*100" office:value-type="float" office:value="4.85714285714286" calcext:value-type="float">
            <text:p>4,86</text:p>
          </table:table-cell>
          <table:table-cell table:formula="of:=([.F7]/3500)*100" office:value-type="float" office:value="4.57142857142857" calcext:value-type="float">
            <text:p>4,5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6.1, 6.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([.E8]/3500)*100" office:value-type="float" office:value="2" calcext:value-type="float">
            <text:p>2,00</text:p>
          </table:table-cell>
          <table:table-cell table:formula="of:=([.F8]/3500)*100" office:value-type="float" office:value="2" calcext:value-type="float">
            <text:p>2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7.1, 7.2</text:p>
          </table:table-cell>
          <table:table-cell office:value-type="float" office:value="3.6" calcext:value-type="float">
            <text:p>3,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([.E9]/3500)*100" office:value-type="float" office:value="0.742857142857143" calcext:value-type="float">
            <text:p>0,74</text:p>
          </table:table-cell>
          <table:table-cell table:formula="of:=([.F9]/3500)*100" office:value-type="float" office:value="0.714285714285714" calcext:value-type="float">
            <text:p>0,71</text:p>
          </table:table-cell>
        </table:table-row>
        <table:table-row table:style-name="ro3">
          <table:table-cell table:number-columns-repeated="2"/>
          <table:table-cell office:value-type="float" office:value="8.1" calcext:value-type="float">
            <text:p>8,1</text:p>
          </table:table-cell>
          <table:table-cell office:value-type="float" office:value="4.8" calcext:value-type="float">
            <text:p>4,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([.E10]/3500)*100" office:value-type="float" office:value="0.742857142857143" calcext:value-type="float">
            <text:p>0,74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 style:data-style-name="N2" text:time-value="07:06:03.3706797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003cm" svg:height="5.977cm" xlink:href="." xlink:type="simple" chart:class="chart:scatter" chart:style-name="ch1">
        <chart:plot-area chart:style-name="ch2" chart:data-source-has-labels="both" svg:x="1.267cm" svg:y="0.119cm" svg:width="11.476cm" svg:height="4.762cm">
          <chartooo:coordinate-region svg:x="1.686cm" svg:y="0.28cm" svg:width="10.7cm" svg:height="4.183cm"/>
          <chart:axis chart:dimension="x" chart:name="primary-x" chart:style-name="ch3" chartooo:axis-type="auto">
            <chart:title svg:x="5.935cm" svg:y="5cm" chart:style-name="ch4">
              <text:p>Расстояние, м</text:p>
            </chart:title>
            <chart:categories table:cell-range-address="local-table.$A$2:.$A$5"/>
            <chart:grid chart:style-name="ch5" chart:class="major"/>
          </chart:axis>
          <chart:axis chart:dimension="y" chart:name="primary-y" chart:style-name="ch3">
            <chart:title svg:x="0.451cm" svg:y="3.834cm" chart:style-name="ch6">
              <text:p>Освещенность,Лк</text:p>
            </chart:title>
            <chart:grid chart:style-name="ch5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8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9" chart:values-cell-range-address="local-table.$F$2:.$F$5" chart:label-cell-address="local-table.$F$1" chart:class="chart:scatter">
            <chart:data-point chart:repeated="4"/>
          </chart:series>
          <chart:series chart:style-name="ch10" chart:values-cell-range-address="local-table.$H$2:.$H$5" chart:label-cell-address="local-table.$H$1" chart:class="chart:scatter">
            <chart:domain table:cell-range-address="local-table.$G$2:.$G$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50">
                <text:p>150</text:p>
              </table:table-cell>
              <table:table-cell office:value-type="float" office:value="1.2">
                <text:p>1.2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1.2">
                <text:p>1.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80">
                <text:p>80</text:p>
              </table:table-cell>
              <table:table-cell office:value-type="float" office:value="2.4">
                <text:p>2.4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2.4">
                <text:p>2.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24">
                <text:p>24</text:p>
              </table:table-cell>
              <table:table-cell office:value-type="float" office:value="3.6">
                <text:p>3.6</text:p>
              </table:table-cell>
              <table:table-cell office:value-type="float" office:value="26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3.6">
                <text:p>3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22">
                <text:p>22</text:p>
              </table:table-cell>
              <table:table-cell office:value-type="float" office:value="4.8">
                <text:p>4.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